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Serto Malankara" svg:font-family="'Serto Malankara'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URW Chancery L" fo:font-size="22pt" officeooo:rsid="00075bb1" officeooo:paragraph-rsid="00075bb1" style:font-size-asian="22pt" style:font-size-complex="22pt"/>
    </style:style>
    <style:style style:name="P2" style:family="paragraph" style:parent-style-name="Standard">
      <style:text-properties style:font-name="URW Chancery L" fo:font-size="22pt" officeooo:rsid="00105355" officeooo:paragraph-rsid="00075bb1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thouden voor de bestelling. Waarschijnlijk gaan ze dit vergeten.</text:p>
      <text:p text:style-name="P1"/>
      <text:p text:style-name="P2">- De pizza Supreme en stokbrood kruidenboter waren door de dezelfde persoon besteld</text:p>
      <text:p text:style-name="P2">- De EE'er had cheese bites besteld</text:p>
      <text:p text:style-name="P2">- De Buffalo wings en de Fanta waren door de dezelfde persoon besteld</text:p>
      <text:p text:style-name="P2">- De persoon die pizza Shoarma had besteld zat gelijk rechts van de persoon die pizza Hawaii had besteld</text:p>
      <text:p text:style-name="P2">- De pizza Shoarma en red bull waren door de dezelfde persoon besteld</text:p>
      <text:p text:style-name="P2">- De bit'er had poffertjes besteld als dessert</text:p>
      <text:p text:style-name="P2">- De pizza BBQ Mixed Grill en cinnastix waren door de dezelfde persoon besteld</text:p>
      <text:p text:style-name="P2">- De persoon die in het midden aan de bar zat had Coca Cola besteld</text:p>
      <text:p text:style-name="P2">- De persoon die het meest rechts aan de bar zat had Chicken Bites besteld</text:p>
      <text:p text:style-name="P2">- De persoon die choco cakes besteld had zat naast de de Inf'er</text:p>
      <text:p text:style-name="P2">- De Creater zat naast diegene die cinnastix bestelde</text:p>
      <text:p text:style-name="P2">- Coca Cola Light en tiramisu waren door dezelfde persoon besteld</text:p>
      <text:p text:style-name="P2">- De potato wedges en mini karamel beignets waren door dezelfde persoon besteld</text:p>
      <text:p text:style-name="P2">- De persoon die chicken bites besteld had zat naast de persoon die pizza Four cheese besteld had</text:p>
      <text:p text:style-name="P2">- De persoon die choco cakes besteld had, zat naast de persoon die Sprite besteld h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Serto Malankara" svg:font-family="'Serto Malankara'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2:58:03.840272466</meta:creation-date>
    <dc:date>2016-05-08T13:02:25.301980597</dc:date>
    <meta:editing-duration>PT4M21S</meta:editing-duration>
    <meta:editing-cycles>1</meta:editing-cycles>
    <meta:document-statistic meta:table-count="0" meta:image-count="0" meta:object-count="0" meta:page-count="1" meta:paragraph-count="16" meta:word-count="206" meta:character-count="1133" meta:non-whitespace-character-count="943"/>
    <meta:generator>LibreOffice/5.1.1.3$Linux_X86_64 LibreOffice_project/89f508ef3ecebd2cfb8e1def0f0ba9a803b88a6d</meta:generator>
  </office:meta>
</office:document-meta>
</file>